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f54a8" officeooo:paragraph-rsid="000f54a8"/>
    </style:style>
    <style:style style:name="P2" style:family="paragraph" style:parent-style-name="Text_20_body">
      <style:text-properties officeooo:rsid="00072e02" officeooo:paragraph-rsid="00072e02"/>
    </style:style>
    <style:style style:name="P3" style:family="paragraph" style:parent-style-name="Text_20_body">
      <style:paragraph-properties fo:text-align="start" style:justify-single-word="false"/>
      <style:text-properties officeooo:rsid="0007a327" officeooo:paragraph-rsid="0007a327"/>
    </style:style>
    <style:style style:name="P4" style:family="paragraph" style:parent-style-name="Text_20_body">
      <style:paragraph-properties fo:text-align="center" style:justify-single-word="false"/>
      <style:text-properties officeooo:rsid="0007a327" officeooo:paragraph-rsid="0007a327" fo:background-color="#aecf00"/>
    </style:style>
    <style:style style:name="P5" style:family="paragraph" style:parent-style-name="Text_20_body">
      <style:paragraph-properties fo:text-align="center" style:justify-single-word="false"/>
      <style:text-properties officeooo:rsid="0007a327" officeooo:paragraph-rsid="0007a327" fo:background-color="#ffd320"/>
    </style:style>
    <style:style style:name="P6" style:family="paragraph" style:parent-style-name="Text_20_body">
      <style:paragraph-properties fo:text-align="center" style:justify-single-word="false"/>
      <style:text-properties officeooo:rsid="0007a327" officeooo:paragraph-rsid="0007a327" fo:background-color="#ff420e"/>
    </style:style>
    <style:style style:name="P7" style:family="paragraph" style:parent-style-name="Text_20_body">
      <style:paragraph-properties fo:text-align="center" style:justify-single-word="false"/>
      <style:text-properties officeooo:rsid="0007a327" officeooo:paragraph-rsid="0007a327" fo:background-color="#c5000b"/>
    </style:style>
    <style:style style:name="P8" style:family="paragraph" style:parent-style-name="Text_20_body">
      <style:paragraph-properties fo:text-align="center" style:justify-single-word="false"/>
      <style:text-properties officeooo:rsid="00080b1c" officeooo:paragraph-rsid="00080b1c"/>
    </style:style>
    <style:style style:name="P9" style:family="paragraph" style:parent-style-name="Text_20_body">
      <style:paragraph-properties fo:text-align="center" style:justify-single-word="false"/>
      <style:text-properties officeooo:rsid="000931d5" officeooo:paragraph-rsid="000931d5"/>
    </style:style>
    <style:style style:name="P10" style:family="paragraph" style:parent-style-name="Text_20_body">
      <style:text-properties officeooo:rsid="000bd6dd" officeooo:paragraph-rsid="000bd6dd"/>
    </style:style>
    <style:style style:name="P11" style:family="paragraph" style:parent-style-name="Title">
      <style:text-properties officeooo:rsid="00072e02" officeooo:paragraph-rsid="00072e02"/>
    </style:style>
    <style:style style:name="T1" style:family="text">
      <style:text-properties officeooo:rsid="000adc7f"/>
    </style:style>
    <style:style style:name="T2" style:family="text">
      <style:text-properties officeooo:rsid="000ca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ligion Kl.9</text:p>
      <text:p text:style-name="P2"/>
      <text:p text:style-name="P9"/>
      <text:p text:style-name="P8">Merkmale einer <text:span text:style-name="T1">religiösen Sondergemeinschaft</text:span>: geordnet nach Gefahr für neue Mitglieder</text:p>
      <text:p text:style-name="P7">Abkapselung, Fanatismus, Abhängigkeit</text:p>
      <text:p text:style-name="P6">Kontrollsystem, Kritikunfähigkeit</text:p>
      <text:p text:style-name="P5">Gruppensprache, Love-Bombing, Machtstreben</text:p>
      <text:p text:style-name="P4">Rangordnung, Elitebewusstsein, Endzeitstimmung, “Retter”</text:p>
      <text:p text:style-name="P3"/>
      <text:h text:style-name="Heading_20_3" text:outline-level="3">Beispiele für Sondergemeinschaften</text:h>
      <text:p text:style-name="P10">Zeugen Jehovas:</text:p>
      <text:p text:style-name="P10"/>
      <text:p text:style-name="P10">Mormonen:</text:p>
      <text:p text:style-name="P10"/>
      <text:p text:style-name="P10">Scientology:</text:p>
      <text:p text:style-name="P10"><text:tab/><text:span text:style-name="T2">Sondergemeinschaft: Ja, weil: Abkapselung, Abhängigkeit von der <text:tab/>Organisation, Elitebewusstsein, Rangordnung, Love-Bombing, <text:tab/>Kontrollsystem, Kritikunfähigkeit, Gruppensprache und Machtstreben alle <text:tab/>zutreffen. Zudem wird die Gemeinschaft vom Verfassugsschutz als solche <text:tab/>eingestuft und aufgrund antidemokratischer Ansichten beobachtet.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Organisation</text:p>
          </table:table-cell>
          <table:table-cell table:style-name="Table1.A1" office:value-type="string">
            <text:p text:style-name="P1">Scientology</text:p>
          </table:table-cell>
          <table:table-cell table:style-name="Table1.A1" office:value-type="string">
            <text:p text:style-name="P1">Mormonen</text:p>
          </table:table-cell>
          <table:table-cell table:style-name="Table1.D1" office:value-type="string">
            <text:p text:style-name="P1">Zeugen Jehovas</text:p>
          </table:table-cell>
        </table:table-row>
        <table:table-row>
          <table:table-cell table:style-name="Table1.A2" office:value-type="string">
            <text:p text:style-name="P1">Entstehu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Gründ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ichtige Person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uffälligkeit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Lehr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tellung zu Staat/ Gesellschaft/ anderen Religionsgemeinschaft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07:58:43.966820106</meta:creation-date>
    <dc:date>2022-09-23T09:20:47.310487684</dc:date>
    <meta:editing-duration>PT1H21M59S</meta:editing-duration>
    <meta:editing-cycles>8</meta:editing-cycles>
    <meta:generator>LibreOffice/7.4.1.2$Linux_X86_64 LibreOffice_project/40$Build-2</meta:generator>
    <meta:document-statistic meta:table-count="1" meta:image-count="0" meta:object-count="0" meta:page-count="1" meta:paragraph-count="21" meta:word-count="80" meta:character-count="835" meta:non-whitespace-character-count="771"/>
  </office:meta>
</office:document-meta>
</file>